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 style:font-name="Arial1" fo:font-size="12pt" fo:language="pt" fo:country="BR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15" style:family="paragraph" style:parent-style-name="Text_20_body" style:list-style-name="L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17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18" style:family="paragraph" style:parent-style-name="Text_20_body" style:list-style-name="L5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9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20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21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style:font-name="Arial1" fo:font-size="12pt" style:font-size-asian="12pt" style:font-size-complex="12pt"/>
    </style:style>
    <style:style style:name="P22" style:family="paragraph" style:parent-style-name="Text_20_body" style:list-style-name="L8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officeooo:paragraph-rsid="0009e40f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officeooo:rsid="0009e40f" style:font-size-asian="12pt" style:font-size-complex="12pt"/>
    </style:style>
    <style:style style:name="T3" style:family="text">
      <style:text-properties style:font-name="Arial1" fo:font-size="12pt" officeooo:rsid="000ac11e" style:font-size-asian="12pt" style:font-size-complex="12pt"/>
    </style:style>
    <style:style style:name="T4" style:family="text">
      <style:text-properties style:font-name="Arial1" fo:font-size="12pt" fo:language="pt" fo:country="BR" style:font-size-asian="12pt" style:font-size-complex="12pt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09e40f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09e40f" style:font-size-asian="12pt" style:font-weight-asian="bold" style:font-size-complex="12pt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09db53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officeooo:rsid="0009e4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4">ESCOLA ESTADUAL DE EDUCAÇÃO PROFISSIONAL DEPUTADO ROBERTO MESQUITA</text:span></text:span><text:span text:style-name="Strong_20_Emphasis"><text:span text:style-name="T1"> </text:span></text:span></text:p>
      <text:p text:style-name="P7"> </text:p>
      <text:p text:style-name="P7"> </text:p>
      <text:p text:style-name="P7"> </text:p>
      <text:p text:style-name="P7"><text:span text:style-name="T9">G</text:span><text:span text:style-name="T10">LÓRIA MARIA BARBOSA PEIXOTO</text:span>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/>
      <text:p text:style-name="P7"> </text:p>
      <text:p text:style-name="P7"> </text:p>
      <text:p text:style-name="P9"><text:span text:style-name="T9">SEGURANÇA DA INFORMAÇÃO</text:span> </text:p>
      <text:p text:style-name="P5"><text:span text:style-name="T11">DESAFIOS E SOLUÇÕES DE SEGURANÇA PARA DISPOSITIVOS IOT: RISCOS E MITIGAÇÕES EM AMBIENTES CONECTADOS</text:span> 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/>
      <text:p text:style-name="P7"/>
      <text:p text:style-name="P7"><text:span text:style-name="T9">GENERAL SAMPAIO – CE</text:span> </text:p>
      <text:p text:style-name="P4"><text:span text:style-name="T4">2024</text:span><text:span text:style-name="T1"> </text:span></text:p>
      <text:p text:style-name="P3"><text:soft-page-break/><text:span text:style-name="Strong_20_Emphasis"><text:span text:style-name="T1">Introdução</text:span></text:span></text:p>
      <text:p text:style-name="P6">A Internet das Coisas (I<text:span text:style-name="T12">O</text:span>T) representa um avanço significativo na tecnologia, conectando dispositivos e sistemas para criar redes inteligentes que aumentam a eficiência e melhoram a qualidade de vida. Com a proliferação de dispositivos IoT em diversos setores, desde a automação residencial até o gerenciamento de fábricas e cidades inteligentes, a interconexão e a coleta de dados em tempo real têm potencial para transformar profundamente a forma como interagimos com o mundo ao nosso redor. No entanto, essa conectividade também introduz desafios significativos em termos de segurança. A natureza dos dispositivos I<text:span text:style-name="T12">O</text:span>T — frequentemente pequenos, baratos e projetados para funcionalidade específica — pode criar vulnerabilidades que são exploradas por cibercriminosos. Este artigo explora os principais desafios de segurança associados aos dispositivos IoT e discute soluções e melhores práticas para mitigar os riscos em ambientes conectados.</text:p>
      <text:p text:style-name="P3"><text:span text:style-name="Strong_20_Emphasis"><text:span text:style-name="T1">Desenvolvimento</text:span></text:span></text:p>
      <text:h text:style-name="P1" text:outline-level="3"><text:span text:style-name="Strong_20_Emphasis"><text:span text:style-name="T1">1. Desafios de Segurança em Dispositivos </text:span></text:span><text:span text:style-name="Strong_20_Emphasis"><text:span text:style-name="T5">I</text:span></text:span><text:span text:style-name="Strong_20_Emphasis"><text:span text:style-name="T6">O</text:span></text:span><text:span text:style-name="Strong_20_Emphasis"><text:span text:style-name="T5">T</text:span></text:span></text:h>
      <text:h text:style-name="P2" text:outline-level="4"><text:span text:style-name="Strong_20_Emphasis"><text:span text:style-name="T1">1.1. Vulnerabilidades de Software</text:span></text:span></text:h>
      <text:p text:style-name="P6">Os dispositivos IoT frequentemente utilizam sistemas operacionais e firmware que podem apresentar vulnerabilidades de segurança. Esses dispositivos podem estar equipados com software desatualizado ou desprovido de patches de segurança, tornando-os alvos fáceis para cibercriminosos. Além disso, a falta de suporte contínuo para atualizações de firmware, especialmente em dispositivos mais antigos ou de baixo custo, pode deixar brechas significativas na segurança.</text:p>
      <text:p text:style-name="P3"><text:span text:style-name="Strong_20_Emphasis"><text:span text:style-name="T1">Exemplo:</text:span></text:span><text:span text:style-name="T1"> Em 2016, o ataque DDoS (Distributed Denial of Service) que envolveu a botnet Mirai explorou dispositivos IoT vulneráveis, como câmeras de segurança e roteadores, que estavam usando senhas padrão e não foram atualizados.</text:span></text:p>
      <text:h text:style-name="P2" text:outline-level="4"><text:span text:style-name="Strong_20_Emphasis"><text:span text:style-name="T1">1.2. Autenticação e Controle de Acesso</text:span></text:span></text:h>
      <text:p text:style-name="P6">Muitos dispositivos IoT falham em implementar mecanismos de autenticação robustos. Senhas padrão, senhas fracas e a falta de autenticação multifatorial (MFA) são comuns. A gestão de credenciais e permissões em um ambiente IoT pode ser complexa, especialmente quando há um grande número de dispositivos e usuários.</text:p>
      <text:p text:style-name="P23"><text:span text:style-name="Strong_20_Emphasis"><text:span text:style-name="T1">Exemplo:</text:span></text:span><text:span text:style-name="T1"> Dispositivos IoT com senhas padrão, como as encontradas em muitos dispositivos de consumo, podem ser facilmente comprometidos. O ataque mencionado anteriormente aproveitou senhas padrão para controlar dispositivos e lançar ataques DdoS.</text:span></text:p>
      <text:p text:style-name="P23"><text:span text:style-name="Strong_20_Emphasis"><text:span text:style-name="T1">1.</text:span></text:span><text:span text:style-name="Strong_20_Emphasis"><text:span text:style-name="T2">3</text:span></text:span><text:span text:style-name="Strong_20_Emphasis"><text:span text:style-name="T1">. Escalabilidade e Gerenciamento</text:span></text:span></text:p>
      <text:p text:style-name="P6">À medida que o número de dispositivos IoT aumenta, o gerenciamento e a segurança desses dispositivos tornam-se mais desafiadores. A falta de padrões uniformes e protocolos de segurança pode dificultar a implementação de soluções eficazes em um ambiente diversificado de dispositivos.</text:p>
      <text:p text:style-name="P3"><text:soft-page-break/><text:span text:style-name="Strong_20_Emphasis"><text:span text:style-name="T1">Exemplo:</text:span></text:span><text:span text:style-name="T1"> A administração de dispositivos IoT em um ambiente industrial pode ser complexa devido à diversidade de fabricantes e modelos, cada um com diferentes requisitos de segurança e atualizações.</text:span></text:p>
      <text:h text:style-name="P2" text:outline-level="4"><text:span text:style-name="Strong_20_Emphasis"><text:span text:style-name="T1">1.</text:span></text:span><text:span text:style-name="Strong_20_Emphasis"><text:span text:style-name="T2">4</text:span></text:span><text:span text:style-name="Strong_20_Emphasis"><text:span text:style-name="T1">. Privacidade de Dados</text:span></text:span></text:h>
      <text:p text:style-name="P6">Dispositivos IoT frequentemente coletam e transmitem dados pessoais e sensíveis. A proteção da privacidade desses dados é crucial, e a exposição ou o vazamento de dados pode ter implicações graves para os usuários e a conformidade com regulamentações.</text:p>
      <text:p text:style-name="P3"><text:span text:style-name="Strong_20_Emphasis"><text:span text:style-name="T1">Exemplo:</text:span></text:span><text:span text:style-name="T1"> Dados coletados por dispositivos de saúde conectados podem incluir informações altamente sensíveis que precisam ser protegidas para evitar implicações de privacidade e conformidade.</text:span></text:p>
      <text:h text:style-name="P1" text:outline-level="3"><text:span text:style-name="Strong_20_Emphasis"><text:span text:style-name="T1">2. Soluções e Boas Práticas de Segurança para Dispositivos IoT</text:span></text:span></text:h>
      <text:h text:style-name="P2" text:outline-level="4"><text:span text:style-name="Strong_20_Emphasis"><text:span text:style-name="T1">2.1. Atualizações e Patches Regulares</text:span></text:span></text:h>
      <text:p text:style-name="P6">Implementar um processo rigoroso para atualizar e aplicar patches de segurança em todos os dispositivos IoT é essencial. Isso inclui a verificação regular de atualizações disponíveis e a aplicação de correções para vulnerabilidades conhecidas. Dispositivos que suportam atualizações automáticas devem ser configurados para garantir que recebam as últimas correções de segurança.</text:p>
      <text:p text:style-name="P3"><text:span text:style-name="Strong_20_Emphasis"><text:span text:style-name="T1">Boas Práticas:</text:span></text:span></text:p>
      <text:list xml:id="list3363179628" text:style-name="L1">
        <text:list-item>
          <text:p text:style-name="P10">Desenvolver uma política de atualização de firmware e software.</text:p>
        </text:list-item>
        <text:list-item>
          <text:p text:style-name="P11">Utilizar soluções de gerenciamento de patches para automatizar o processo de aplicação de atualizações.</text:p>
        </text:list-item>
      </text:list>
      <text:h text:style-name="P2" text:outline-level="4"><text:span text:style-name="Strong_20_Emphasis"><text:span text:style-name="T1">2.2. Fortalecimento da Autenticação</text:span></text:span></text:h>
      <text:p text:style-name="P6">Adotar práticas robustas de autenticação é fundamental para proteger dispositivos IoT. Isso inclui o uso de senhas fortes e únicas para cada dispositivo e a implementação de autenticação multifatorial (MFA) sempre que possível. Além disso, a gestão centralizada de credenciais pode ajudar a garantir a segurança dos dispositivos.</text:p>
      <text:p text:style-name="P3"><text:span text:style-name="Strong_20_Emphasis"><text:span text:style-name="T1">Boas Práticas:</text:span></text:span></text:p>
      <text:list xml:id="list523072114" text:style-name="L2">
        <text:list-item>
          <text:p text:style-name="P12">Substituir senhas padrão por senhas personalizadas e complexas.</text:p>
        </text:list-item>
        <text:list-item>
          <text:p text:style-name="P12">Implementar MFA para dispositivos que suportam essa funcionalidade.</text:p>
        </text:list-item>
        <text:list-item>
          <text:p text:style-name="P13">Utilizar soluções de gerenciamento de identidade e acesso (IAM).</text:p>
        </text:list-item>
      </text:list>
      <text:h text:style-name="P2" text:outline-level="4"><text:span text:style-name="Strong_20_Emphasis"><text:span text:style-name="T1">2.3. Criptografia de Dados</text:span></text:span></text:h>
      <text:p text:style-name="P6">Utilizar criptografia para proteger dados em trânsito e em repouso é uma prática essencial para garantir a segurança das informações. A criptografia deve ser aplicada tanto nas comunicações entre dispositivos quanto no armazenamento de dados sensíveis.</text:p>
      <text:p text:style-name="P3"><text:span text:style-name="Strong_20_Emphasis"><text:span text:style-name="T1">Boas Práticas:</text:span></text:span></text:p>
      <text:list xml:id="list2727447471" text:style-name="L3">
        <text:list-item>
          <text:p text:style-name="P14">Implementar protocolos de criptografia como TLS/SSL para proteger dados em trânsito.</text:p>
        </text:list-item>
        <text:list-item>
          <text:p text:style-name="P15">Utilizar criptografia de dados em repouso para proteger informações armazenadas</text:p>
        </text:list-item>
      </text:list>
      <text:h text:style-name="P2" text:outline-level="4"><text:soft-page-break/><text:span text:style-name="Strong_20_Emphasis"><text:span text:style-name="T1">2.</text:span></text:span><text:span text:style-name="Strong_20_Emphasis"><text:span text:style-name="T3">4</text:span></text:span><text:span text:style-name="Strong_20_Emphasis"><text:span text:style-name="T1">. Gerenciamento e Monitoramento</text:span></text:span></text:h>
      <text:p text:style-name="P6">Estabelecer um sistema de gerenciamento centralizado para monitorar e administrar dispositivos IoT pode ajudar a identificar e mitigar riscos de segurança. Isso inclui o rastreamento de atividades suspeitas, a gestão de políticas de segurança e a realização de auditorias regulares.</text:p>
      <text:p text:style-name="P3"><text:span text:style-name="Strong_20_Emphasis"><text:span text:style-name="T1">Boas Práticas:</text:span></text:span></text:p>
      <text:list xml:id="list2200726995" text:style-name="L5">
        <text:list-item>
          <text:p text:style-name="P17">Implementar soluções de monitoramento e análise de segurança para identificar atividades anômalas.</text:p>
        </text:list-item>
        <text:list-item>
          <text:p text:style-name="P18">Realizar auditorias de segurança regulares e testes de penetração.</text:p>
        </text:list-item>
      </text:list>
      <text:h text:style-name="P2" text:outline-level="4"><text:span text:style-name="Strong_20_Emphasis"><text:span text:style-name="T1">2.</text:span></text:span><text:span text:style-name="Strong_20_Emphasis"><text:span text:style-name="T3">5</text:span></text:span><text:span text:style-name="Strong_20_Emphasis"><text:span text:style-name="T1">. Educação e Conscientização</text:span></text:span></text:h>
      <text:p text:style-name="P6">Promover a conscientização e a educação sobre segurança de IoT entre os usuários e administradores é crucial. Isso inclui a formação em boas práticas de segurança, como o uso de senhas fortes e a identificação de possíveis ameaças.</text:p>
      <text:p text:style-name="P3"><text:span text:style-name="Strong_20_Emphasis"><text:span text:style-name="T1">Boas Práticas:</text:span></text:span></text:p>
      <text:list xml:id="list3570617755" text:style-name="L8">
        <text:list-item>
          <text:p text:style-name="P21">Oferecer treinamentos regulares sobre segurança de IoT para funcionários e usuários.</text:p>
        </text:list-item>
        <text:list-item>
          <text:p text:style-name="P22">Desenvolver e distribuir materiais educativos sobre boas práticas de segurança.</text:p>
        </text:list-item>
      </text:list>
      <text:p text:style-name="P3"><text:span text:style-name="Strong_20_Emphasis"><text:span text:style-name="T1">Conclusão</text:span></text:span></text:p>
      <text:p text:style-name="P6">Os dispositivos IoT têm o potencial de transformar a forma como interagimos com o mundo e gerenciamos diversos aspectos da vida e dos negócios. No entanto, a segurança desses dispositivos é um desafio crítico que deve ser abordado de forma proativa. Os desafios incluem vulnerabilidades de software, falta de autenticação robusta, segurança da rede, escalabilidade e gerenciamento, privacidade de dados e integridade dos sistemas. Para mitigar esses riscos, é essencial adotar soluções e boas práticas de segurança, como atualizações regulares, fortalecimento da autenticação, criptografia de dados, segurança da rede, gerenciamento e monitoramento eficazes, conformidade com regulamentações e educação contínua dos usuários. Com uma abordagem abrangente e proativa para a segurança de dispositivos IoT, é possível aproveitar os benefícios da conectividade enquanto se protege contra ameaças cibernéticas e se mantém a integridade e a privacidade dos dado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2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7T15:52:47.125000000</meta:creation-date>
    <dc:date>2024-09-18T08:59:40.747000000</dc:date>
    <meta:editing-duration>PT19M11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72" meta:word-count="1010" meta:character-count="7176" meta:non-whitespace-character-count="6199"/>
  </office:meta>
</office:document-meta>
</file>